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66cm" svg:y="0.3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54:57.740766005</dc:date>
    <meta:editing-duration>PT3H46M25S</meta:editing-duration>
    <meta:editing-cycles>57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cm" chart:symbol-height="0.2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878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11"/>
            <chart:data-point chart:style-name="ch12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2889466503166">
                <text:p>0.0752889466503166</text:p>
              </table:table-cell>
              <table:table-cell office:value-type="float" office:value="0.7">
                <text:p>0.7</text:p>
              </table:table-cell>
              <table:table-cell office:value-type="float" office:value="0.0690849594894833">
                <text:p>0.0690849594894833</text:p>
              </table:table-cell>
              <table:table-cell office:value-type="float" office:value="0.625">
                <text:p>0.625</text:p>
              </table:table-cell>
              <table:table-cell office:value-type="float" office:value="0.0655080078656566">
                <text:p>0.0655080078656566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722333910947611">
                <text:p>0.0722333910947611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938607254565">
                <text:p>0.128938607254565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0992868129550156">
                <text:p>0.0992868129550156</text:p>
              </table:table-cell>
              <table:table-cell office:value-type="float" office:value="0.45">
                <text:p>0.45</text:p>
              </table:table-cell>
              <table:table-cell office:value-type="float" office:value="0.0938995506927533">
                <text:p>0.093899550692753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132179797568678">
                <text:p>0.1321797975686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953676025128">
                <text:p>0.166953676025128</text:p>
              </table:table-cell>
              <table:table-cell office:value-type="float" office:value="0.530555555555555">
                <text:p>0.530555555555555</text:p>
              </table:table-cell>
              <table:table-cell office:value-type="float" office:value="0.120946960529797">
                <text:p>0.12094696052979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18149261482098">
                <text:p>0.118149261482098</text:p>
              </table:table-cell>
              <table:table-cell office:value-type="float" office:value="0.35">
                <text:p>0.35</text:p>
              </table:table-cell>
              <table:table-cell office:value-type="float" office:value="0.175055827946483">
                <text:p>0.17505582794648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767794356646">
                <text:p>0.206767794356646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39721569929477">
                <text:p>0.139721569929477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138774067382639">
                <text:p>0.138774067382639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20101658491475">
                <text:p>0.20101658491475</text:p>
              </table:table-cell>
              <table:table-cell office:value-type="float" office:value="0.470833333333333">
                <text:p>0.47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645339987983">
                <text:p>0.22464533998798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58118729599572">
                <text:p>0.158118729599572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58219091225599">
                <text:p>0.158219091225599</text:p>
              </table:table-cell>
              <table:table-cell office:value-type="float" office:value="0.281666666666667">
                <text:p>0.281666666666667</text:p>
              </table:table-cell>
              <table:table-cell office:value-type="float" office:value="0.226578665128487">
                <text:p>0.2265786651284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623096471257">
                <text:p>0.248623096471257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177210867717445">
                <text:p>0.17721086771744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7626295922438">
                <text:p>0.187626295922438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253443777311617">
                <text:p>0.253443777311617</text:p>
              </table:table-cell>
              <table:table-cell office:value-type="float" office:value="0.405555555555556">
                <text:p>0.40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945248983467">
                <text:p>0.268945248983467</text:p>
              </table:table-cell>
              <table:table-cell office:value-type="float" office:value="0.38452380952381">
                <text:p>0.38452380952381</text:p>
              </table:table-cell>
              <table:table-cell office:value-type="float" office:value="0.20337798800755">
                <text:p>0.2033779880075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209650226118023">
                <text:p>0.209650226118023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68037655611156">
                <text:p>0.268037655611156</text:p>
              </table:table-cell>
              <table:table-cell office:value-type="float" office:value="0.376190476190476">
                <text:p>0.3761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8437455991036">
                <text:p>0.288437455991036</text:p>
              </table:table-cell>
              <table:table-cell office:value-type="float" office:value="0.365625">
                <text:p>0.365625</text:p>
              </table:table-cell>
              <table:table-cell office:value-type="float" office:value="0.222423487228664">
                <text:p>0.222423487228664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5124777819709">
                <text:p>0.225124777819709</text:p>
              </table:table-cell>
              <table:table-cell office:value-type="float" office:value="0.246875">
                <text:p>0.246875</text:p>
              </table:table-cell>
              <table:table-cell office:value-type="float" office:value="0.281511572836849">
                <text:p>0.281511572836849</text:p>
              </table:table-cell>
              <table:table-cell office:value-type="float" office:value="0.353125">
                <text:p>0.3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157773652645">
                <text:p>0.301157773652645</text:p>
              </table:table-cell>
              <table:table-cell office:value-type="float" office:value="0.343518518518518">
                <text:p>0.343518518518518</text:p>
              </table:table-cell>
              <table:table-cell office:value-type="float" office:value="0.239106711411888">
                <text:p>0.239106711411888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23988527322814">
                <text:p>0.23988527322814</text:p>
              </table:table-cell>
              <table:table-cell office:value-type="float" office:value="0.237037037037037">
                <text:p>0.237037037037037</text:p>
              </table:table-cell>
              <table:table-cell office:value-type="float" office:value="0.294713815429383">
                <text:p>0.294713815429383</text:p>
              </table:table-cell>
              <table:table-cell office:value-type="float" office:value="0.332407407407407">
                <text:p>0.332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5743591267989">
                <text:p>0.315743591267989</text:p>
              </table:table-cell>
              <table:table-cell office:value-type="float" office:value="0.330833333333333">
                <text:p>0.330833333333333</text:p>
              </table:table-cell>
              <table:table-cell office:value-type="float" office:value="0.255303136349034">
                <text:p>0.255303136349034</text:p>
              </table:table-cell>
              <table:table-cell office:value-type="float" office:value="0.225833333333333">
                <text:p>0.225833333333333</text:p>
              </table:table-cell>
              <table:table-cell office:value-type="float" office:value="0.255492205696244">
                <text:p>0.255492205696244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0.309411689130978">
                <text:p>0.309411689130978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879931447685">
                <text:p>0.327879931447685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27084702660336">
                <text:p>0.27084702660336</text:p>
              </table:table-cell>
              <table:table-cell office:value-type="float" office:value="0.221212121212121">
                <text:p>0.221212121212121</text:p>
              </table:table-cell>
              <table:table-cell office:value-type="float" office:value="0.268150094305219">
                <text:p>0.268150094305219</text:p>
              </table:table-cell>
              <table:table-cell office:value-type="float" office:value="0.217424242424243">
                <text:p>0.217424242424243</text:p>
              </table:table-cell>
              <table:table-cell office:value-type="float" office:value="0.325777042101113">
                <text:p>0.325777042101113</text:p>
              </table:table-cell>
              <table:table-cell office:value-type="float" office:value="0.306060606060606">
                <text:p>0.3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455583627176">
                <text:p>0.339455583627176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78517932086766">
                <text:p>0.278517932086766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281189397288046">
                <text:p>0.281189397288046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33290574396038">
                <text:p>0.33290574396038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552633726002">
                <text:p>0.349552633726002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84488504656361">
                <text:p>0.284488504656361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286772524703285">
                <text:p>0.286772524703285</text:p>
              </table:table-cell>
              <table:table-cell office:value-type="float" office:value="0.2">
                <text:p>0.2</text:p>
              </table:table-cell>
              <table:table-cell office:value-type="float" office:value="0.340621089568056">
                <text:p>0.340621089568056</text:p>
              </table:table-cell>
              <table:table-cell office:value-type="float" office:value="0.278846153846153">
                <text:p>0.27884615384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9599848691572">
                <text:p>0.359599848691572</text:p>
              </table:table-cell>
              <table:table-cell office:value-type="float" office:value="0.280952380952381">
                <text:p>0.280952380952381</text:p>
              </table:table-cell>
              <table:table-cell office:value-type="float" office:value="0.294498647492591">
                <text:p>0.294498647492591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299843124277605">
                <text:p>0.299843124277605</text:p>
              </table:table-cell>
              <table:table-cell office:value-type="float" office:value="0.195238095238095">
                <text:p>0.195238095238095</text:p>
              </table:table-cell>
              <table:table-cell office:value-type="float" office:value="0.34985456940428">
                <text:p>0.34985456940428</text:p>
              </table:table-cell>
              <table:table-cell office:value-type="float" office:value="0.269047619047619">
                <text:p>0.269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978812189978">
                <text:p>0.370978812189978</text:p>
              </table:table-cell>
              <table:table-cell office:value-type="float" office:value="0.272777777777777">
                <text:p>0.272777777777777</text:p>
              </table:table-cell>
              <table:table-cell office:value-type="float" office:value="0.302226867449741">
                <text:p>0.302226867449741</text:p>
              </table:table-cell>
              <table:table-cell office:value-type="float" office:value="0.187222222222222">
                <text:p>0.187222222222222</text:p>
              </table:table-cell>
              <table:table-cell office:value-type="float" office:value="0.30966364501852">
                <text:p>0.30966364501852</text:p>
              </table:table-cell>
              <table:table-cell office:value-type="float" office:value="0.19">
                <text:p>0.19</text:p>
              </table:table-cell>
              <table:table-cell office:value-type="float" office:value="0.358290829147504">
                <text:p>0.358290829147504</text:p>
              </table:table-cell>
              <table:table-cell office:value-type="float" office:value="0.259444444444444">
                <text:p>0.25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686069564517">
                <text:p>0.377686069564517</text:p>
              </table:table-cell>
              <table:table-cell office:value-type="float" office:value="0.265104166666667">
                <text:p>0.265104166666667</text:p>
              </table:table-cell>
              <table:table-cell office:value-type="float" office:value="0.31617341985673">
                <text:p>0.31617341985673</text:p>
              </table:table-cell>
              <table:table-cell office:value-type="float" office:value="0.184895833333333">
                <text:p>0.184895833333333</text:p>
              </table:table-cell>
              <table:table-cell office:value-type="float" office:value="0.315954595477048">
                <text:p>0.31595459547704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64779103352735">
                <text:p>0.3647791033527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076237873041">
                <text:p>0.386076237873041</text:p>
              </table:table-cell>
              <table:table-cell office:value-type="float" office:value="0.256862745098039">
                <text:p>0.256862745098039</text:p>
              </table:table-cell>
              <table:table-cell office:value-type="float" office:value="0.324863349548951">
                <text:p>0.324863349548951</text:p>
              </table:table-cell>
              <table:table-cell office:value-type="float" office:value="0.179901960784313">
                <text:p>0.179901960784313</text:p>
              </table:table-cell>
              <table:table-cell office:value-type="float" office:value="0.325064749241162">
                <text:p>0.325064749241162</text:p>
              </table:table-cell>
              <table:table-cell office:value-type="float" office:value="0.179411764705882">
                <text:p>0.179411764705882</text:p>
              </table:table-cell>
              <table:table-cell office:value-type="float" office:value="0.372068275018611">
                <text:p>0.372068275018611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0822087835847">
                <text:p>0.400822087835847</text:p>
              </table:table-cell>
              <table:table-cell office:value-type="float" office:value="0.252314814814815">
                <text:p>0.252314814814815</text:p>
              </table:table-cell>
              <table:table-cell office:value-type="float" office:value="0.333889250729596">
                <text:p>0.333889250729596</text:p>
              </table:table-cell>
              <table:table-cell office:value-type="float" office:value="0.175462962962963">
                <text:p>0.175462962962963</text:p>
              </table:table-cell>
              <table:table-cell office:value-type="float" office:value="0.331862170192795">
                <text:p>0.331862170192795</text:p>
              </table:table-cell>
              <table:table-cell office:value-type="float" office:value="0.174537037037037">
                <text:p>0.174537037037037</text:p>
              </table:table-cell>
              <table:table-cell office:value-type="float" office:value="0.376976300469992">
                <text:p>0.376976300469992</text:p>
              </table:table-cell>
              <table:table-cell office:value-type="float" office:value="0.233796296296296">
                <text:p>0.23379629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98956996547">
                <text:p>0.40698956996547</text:p>
              </table:table-cell>
              <table:table-cell office:value-type="float" office:value="0.245175438596491">
                <text:p>0.245175438596491</text:p>
              </table:table-cell>
              <table:table-cell office:value-type="float" office:value="0.340781912276217">
                <text:p>0.340781912276217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339016962738212">
                <text:p>0.339016962738212</text:p>
              </table:table-cell>
              <table:table-cell office:value-type="float" office:value="0.170175438596491">
                <text:p>0.170175438596491</text:p>
              </table:table-cell>
              <table:table-cell office:value-type="float" office:value="0.385052081359978">
                <text:p>0.385052081359978</text:p>
              </table:table-cell>
              <table:table-cell office:value-type="float" office:value="0.22719298245614">
                <text:p>0.22719298245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466772883964">
                <text:p>0.412466772883964</text:p>
              </table:table-cell>
              <table:table-cell office:value-type="float" office:value="0.237916666666667">
                <text:p>0.237916666666667</text:p>
              </table:table-cell>
              <table:table-cell office:value-type="float" office:value="0.347063051899625">
                <text:p>0.347063051899625</text:p>
              </table:table-cell>
              <table:table-cell office:value-type="float" office:value="0.169166666666667">
                <text:p>0.169166666666667</text:p>
              </table:table-cell>
              <table:table-cell office:value-type="float" office:value="0.344461731335155">
                <text:p>0.344461731335155</text:p>
              </table:table-cell>
              <table:table-cell office:value-type="float" office:value="0.165416666666667">
                <text:p>0.165416666666667</text:p>
              </table:table-cell>
              <table:table-cell office:value-type="float" office:value="0.390943846568035">
                <text:p>0.390943846568035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5939670025217">
                <text:p>0.415939670025217</text:p>
              </table:table-cell>
              <table:table-cell office:value-type="float" office:value="0.230952380952381">
                <text:p>0.230952380952381</text:p>
              </table:table-cell>
              <table:table-cell office:value-type="float" office:value="0.353819716855431">
                <text:p>0.353819716855431</text:p>
              </table:table-cell>
              <table:table-cell office:value-type="float" office:value="0.166269841269841">
                <text:p>0.166269841269841</text:p>
              </table:table-cell>
              <table:table-cell office:value-type="float" office:value="0.347886311679329">
                <text:p>0.34788631167932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398393914882995">
                <text:p>0.398393914882995</text:p>
              </table:table-cell>
              <table:table-cell office:value-type="float" office:value="0.216269841269841">
                <text:p>0.21626984126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633406512309">
                <text:p>0.420633406512309</text:p>
              </table:table-cell>
              <table:table-cell office:value-type="float" office:value="0.224621212121212">
                <text:p>0.224621212121212</text:p>
              </table:table-cell>
              <table:table-cell office:value-type="float" office:value="0.359779731006688">
                <text:p>0.359779731006688</text:p>
              </table:table-cell>
              <table:table-cell office:value-type="float" office:value="0.162878787878788">
                <text:p>0.162878787878788</text:p>
              </table:table-cell>
              <table:table-cell office:value-type="float" office:value="0.351640545687284">
                <text:p>0.35164054568728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403314567281392">
                <text:p>0.403314567281392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6842002349626">
                <text:p>0.426842002349626</text:p>
              </table:table-cell>
              <table:table-cell office:value-type="float" office:value="0.220289855072464">
                <text:p>0.220289855072464</text:p>
              </table:table-cell>
              <table:table-cell office:value-type="float" office:value="0.365766297575366">
                <text:p>0.365766297575366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354551104263374">
                <text:p>0.354551104263374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407541320502587">
                <text:p>0.407541320502587</text:p>
              </table:table-cell>
              <table:table-cell office:value-type="float" office:value="0.206159420289855">
                <text:p>0.206159420289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9972236087441">
                <text:p>0.429972236087441</text:p>
              </table:table-cell>
              <table:table-cell office:value-type="float" office:value="0.214930555555556">
                <text:p>0.214930555555556</text:p>
              </table:table-cell>
              <table:table-cell office:value-type="float" office:value="0.371294725850539">
                <text:p>0.371294725850539</text:p>
              </table:table-cell>
              <table:table-cell office:value-type="float" office:value="0.155902777777778">
                <text:p>0.155902777777778</text:p>
              </table:table-cell>
              <table:table-cell office:value-type="float" office:value="0.357634165778664">
                <text:p>0.357634165778664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411692792233347">
                <text:p>0.411692792233347</text:p>
              </table:table-cell>
              <table:table-cell office:value-type="float" office:value="0.201736111111111">
                <text:p>0.201736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79682335325">
                <text:p>0.43479682335325</text:p>
              </table:table-cell>
              <table:table-cell office:value-type="float" office:value="0.209">
                <text:p>0.209</text:p>
              </table:table-cell>
              <table:table-cell office:value-type="float" office:value="0.371655607717445">
                <text:p>0.371655607717445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361432873909483">
                <text:p>0.361432873909483</text:p>
              </table:table-cell>
              <table:table-cell office:value-type="float" office:value="0.147">
                <text:p>0.147</text:p>
              </table:table-cell>
              <table:table-cell office:value-type="float" office:value="0.415068005329064">
                <text:p>0.415068005329064</text:p>
              </table:table-cell>
              <table:table-cell office:value-type="float" office:value="0.197666666666667">
                <text:p>0.197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608062906902">
                <text:p>0.43608062906902</text:p>
              </table:table-cell>
              <table:table-cell office:value-type="float" office:value="0.203846153846154">
                <text:p>0.203846153846154</text:p>
              </table:table-cell>
              <table:table-cell office:value-type="float" office:value="0.382415205621724">
                <text:p>0.382415205621724</text:p>
              </table:table-cell>
              <table:table-cell office:value-type="float" office:value="0.15">
                <text:p>0.15</text:p>
              </table:table-cell>
              <table:table-cell office:value-type="float" office:value="0.367425310877038">
                <text:p>0.367425310877038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0.417341674396088">
                <text:p>0.417341674396088</text:p>
              </table:table-cell>
              <table:table-cell office:value-type="float" office:value="0.192628205128205">
                <text:p>0.1926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456833698946">
                <text:p>0.440456833698946</text:p>
              </table:table-cell>
              <table:table-cell office:value-type="float" office:value="0.198765432098765">
                <text:p>0.198765432098765</text:p>
              </table:table-cell>
              <table:table-cell office:value-type="float" office:value="0.384949666597693">
                <text:p>0.384949666597693</text:p>
              </table:table-cell>
              <table:table-cell office:value-type="float" office:value="0.146296296296296">
                <text:p>0.146296296296296</text:p>
              </table:table-cell>
              <table:table-cell office:value-type="float" office:value="0.37395630554662">
                <text:p>0.37395630554662</text:p>
              </table:table-cell>
              <table:table-cell office:value-type="float" office:value="0.141358024691358">
                <text:p>0.141358024691358</text:p>
              </table:table-cell>
              <table:table-cell office:value-type="float" office:value="0.421670937692308">
                <text:p>0.421670937692308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7077962293786">
                <text:p>0.44707796229378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393976163450277">
                <text:p>0.393976163450277</text:p>
              </table:table-cell>
              <table:table-cell office:value-type="float" office:value="0.14375">
                <text:p>0.14375</text:p>
              </table:table-cell>
              <table:table-cell office:value-type="float" office:value="0.380868592456604">
                <text:p>0.380868592456604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24516057666149">
                <text:p>0.42451605766614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0159396878942">
                <text:p>0.450159396878942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96425938786623">
                <text:p>0.396425938786623</text:p>
              </table:table-cell>
              <table:table-cell office:value-type="float" office:value="0.140229885057471">
                <text:p>0.140229885057471</text:p>
              </table:table-cell>
              <table:table-cell office:value-type="float" office:value="0.383575518565187">
                <text:p>0.383575518565187</text:p>
              </table:table-cell>
              <table:table-cell office:value-type="float" office:value="0.137356321839081">
                <text:p>0.137356321839081</text:p>
              </table:table-cell>
              <table:table-cell office:value-type="float" office:value="0.426319811598624">
                <text:p>0.426319811598624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628132036882">
                <text:p>0.455628132036882</text:p>
              </table:table-cell>
              <table:table-cell office:value-type="float" office:value="0.188333333333333">
                <text:p>0.188333333333333</text:p>
              </table:table-cell>
              <table:table-cell office:value-type="float" office:value="0.403397798834053">
                <text:p>0.4033977988340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85352482214918">
                <text:p>0.385352482214918</text:p>
              </table:table-cell>
              <table:table-cell office:value-type="float" office:value="0.135">
                <text:p>0.135</text:p>
              </table:table-cell>
              <table:table-cell office:value-type="float" office:value="0.42701709515069">
                <text:p>0.42701709515069</text:p>
              </table:table-cell>
              <table:table-cell office:value-type="float" office:value="0.175277777777778">
                <text:p>0.1752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